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FreeSans" fo:font-size="9pt"/>
    </style:style>
    <style:style style:name="P2" style:family="paragraph">
      <style:paragraph-properties fo:text-align="center"/>
      <style:text-properties style:font-name="FreeSans" fo:font-size="9pt" style:font-size-asian="12pt" style:font-size-complex="12pt"/>
    </style:style>
    <style:style style:name="P3" style:family="paragraph">
      <style:paragraph-properties fo:text-align="center"/>
      <style:text-properties style:font-name="FreeSans" fo:font-size="9pt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7" draw:id="id17" draw:layer="layout" svg:width="2.7cm" svg:height="1.9cm" svg:x="19.9cm" svg:y="6.7cm">
          <text:p text:style-name="P1">Reconocimiento y análisis</text:p>
          <text:p text:style-name="P1"><text:s/>de documen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7cm" svg:height="1.9cm" svg:x="1.6cm" svg:y="10.6cm">
          <text:p text:style-name="P1">ARTool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7cm" svg:height="1.9cm" svg:x="16.1cm" svg:y="5.7cm">
          <text:p text:style-name="P1">Trac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7cm" svg:height="1.9cm" svg:x="16.2cm" svg:y="1.5cm">
          <text:p text:style-name="P1">Optical Flow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2.7cm" svg:height="1.9cm" svg:x="11.1cm" svg:y="7.6cm">
          <text:p text:style-name="P1">Detec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2.7cm" svg:height="1.9cm" svg:x="10.6cm" svg:y="12.9cm">
          <text:p text:style-name="P1">Tratamiento </text:p>
          <text:p text:style-name="P1">de imáge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.7cm" svg:height="1.9cm" svg:x="17.3cm" svg:y="12.9cm">
          <text:p text:style-name="P2"><text:span text:style-name="T1">Geometría de </text:span></text:p>
          <text:p text:style-name="P2"><text:span text:style-name="T1">Formación </text:span></text:p>
          <text:p text:style-name="P2"><text:span text:style-name="T1">de imáge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8" draw:id="id28" draw:layer="layout" svg:width="2.7cm" svg:height="1.9cm" svg:x="13.7cm" svg:y="10.4cm">
          <text:p text:style-name="P3"><text:span text:style-name="T2">Gray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4" draw:id="id34" draw:layer="layout" svg:width="2.7cm" svg:height="1.9cm" svg:x="3.5cm" svg:y="13.1cm">
          <text:p text:style-name="P1">Conversión a </text:p>
          <text:p text:style-name="P1">escala de gri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2.7cm" svg:height="1.9cm" svg:x="19.6cm" svg:y="9.3cm">
          <text:p text:style-name="P1">Estimación de </text:p>
          <text:p text:style-name="P1">la p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2.7cm" svg:height="1.9cm" svg:x="3.8cm" svg:y="15.5cm">
          <text:p text:style-name="P1">Binar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2.7cm" svg:height="1.9cm" svg:x="7.2cm" svg:y="17.5cm">
          <text:p text:style-name="P1">Corrección de </text:p>
          <text:p text:style-name="P1">perspectiva </text:p>
          <text:p text:style-name="P1">y proyec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2.7cm" svg:height="1.9cm" svg:x="12.4cm" svg:y="17.1cm">
          <text:p text:style-name="P1">Downsamp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2.7cm" svg:height="1.9cm" svg:x="17.4cm" svg:y="17.3cm">
          <text:p text:style-name="P1">Modelo PinH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2.7cm" svg:height="1.9cm" svg:x="21.8cm" svg:y="17.3cm">
          <text:p text:style-name="P1">Matriz de </text:p>
          <text:p text:style-name="P1">Proyec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2.7cm" svg:height="1.9cm" svg:x="24cm" svg:y="14.7cm">
          <text:p text:style-name="P1">Modelo PinH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2.7cm" svg:height="1.9cm" svg:x="24.3cm" svg:y="11.8cm">
          <text:p text:style-name="P1">Modelado de </text:p>
          <text:p text:style-name="P1">Proyect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7cm" svg:height="1.9cm" svg:x="7.4cm" svg:y="6.5cm">
          <text:p text:style-name="P1">Basada en</text:p>
          <text:p text:style-name="P1"><text:s/>puntos de </text:p>
          <text:p text:style-name="P1">interés natura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7cm" svg:height="1.9cm" svg:x="3cm" svg:y="6.9cm">
          <text:p text:style-name="P1">Detección de </text:p>
          <text:p text:style-name="P1">Esquina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2.7cm" svg:height="1.9cm" svg:x="3.8cm" svg:y="3.9cm">
          <text:p text:style-name="P1">Detección de </text:p>
          <text:p text:style-name="P1">bor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7cm" svg:height="1.9cm" svg:x="7.3cm" svg:y="9.1cm">
          <text:p text:style-name="P1">Basada en </text:p>
          <text:p text:style-name="P1">marcas de </text:p>
          <text:p text:style-name="P1">refer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7cm" svg:height="1.9cm" svg:x="7.3cm" svg:y="3.5cm">
          <text:p text:style-name="P1">Detección de </text:p>
          <text:p text:style-name="P1">reg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7cm" svg:height="1.9cm" svg:x="2.8cm" svg:y="0.8cm">
          <text:p text:style-name="P1">Can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7cm" svg:height="1.9cm" svg:x="0.3cm" svg:y="4.6cm">
          <text:p text:style-name="P1">FA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7cm" svg:height="1.9cm" svg:x="0.2cm" svg:y="8.3cm">
          <text:p text:style-name="P1">Detector de </text:p>
          <text:p text:style-name="P1">esquinas de </text:p>
          <text:p text:style-name="P1">Harr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7cm" svg:height="1.9cm" svg:x="6.1cm" svg:y="0.4cm">
          <text:p text:style-name="P1">M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cm" svg:height="1.9cm" svg:x="11.8cm" svg:y="5cm">
          <text:p text:style-name="P1">Descriptores de</text:p>
          <text:p text:style-name="P1">característ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.7cm" svg:height="1.9cm" svg:x="20.7cm" svg:y="3.5cm">
          <text:p text:style-name="P1">Basados en la </text:p>
          <text:p text:style-name="P1">búsqueda </text:p>
          <text:p text:style-name="P1">de coincidencias </text:p>
          <text:p text:style-name="P1">de característica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2.7cm" svg:height="1.9cm" svg:x="13.1cm" svg:y="1.4cm">
          <text:p text:style-name="P1">SUR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2.7cm" svg:height="1.9cm" svg:x="10.3cm" svg:y="1.9cm">
          <text:p text:style-name="P1">SIF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4" draw:layer="layout" draw:type="curve" svg:x1="12.45cm" svg:y1="7.6cm" svg:x2="13.15cm" svg:y2="6.9cm" draw:start-shape="id1" draw:start-glue-point="4" draw:end-shape="id2" draw:end-glue-point="8" svg:d="m12450 7600c0-523 700-174 700-700" svg:viewBox="0 0 701 701">
          <text:p/>
        </draw:connector>
        <draw:connector draw:style-name="gr2" draw:text-style-name="P4" draw:layer="layout" draw:type="curve" svg:x1="11.495cm" svg:y1="7.878cm" svg:x2="10.1cm" svg:y2="7.45cm" draw:start-shape="id1" draw:start-glue-point="5" draw:end-shape="id3" draw:end-glue-point="10" svg:d="m11495 7878c0-286-465-428-1395-428" svg:viewBox="0 0 1396 429">
          <text:p/>
        </draw:connector>
        <draw:connector draw:style-name="gr2" draw:text-style-name="P4" draw:layer="layout" draw:type="curve" svg:x1="11.1cm" svg:y1="8.55cm" svg:x2="10cm" svg:y2="10.05cm" draw:start-shape="id1" draw:start-glue-point="6" draw:end-shape="id4" draw:end-glue-point="10" svg:d="m11100 8550c-823 0-274 1500-1100 1500" svg:viewBox="0 0 1101 1501">
          <text:p/>
        </draw:connector>
        <draw:connector draw:style-name="gr2" draw:text-style-name="P4" draw:layer="layout" draw:type="curve" svg:x1="7.3cm" svg:y1="10.05cm" svg:x2="4.3cm" svg:y2="11.55cm" draw:start-shape="id4" draw:start-glue-point="6" draw:end-shape="id5" draw:end-glue-point="10" svg:d="m7300 10050c-2248 0-749 1500-3000 1500" svg:viewBox="0 0 3001 1501">
          <text:p/>
        </draw:connector>
        <draw:connector draw:style-name="gr2" draw:text-style-name="P4" draw:layer="layout" draw:type="curve" svg:x1="7.4cm" svg:y1="7.45cm" svg:x2="5.305cm" svg:y2="8.522cm" draw:start-shape="id3" draw:start-glue-point="6" draw:end-shape="id6" draw:end-glue-point="9" svg:d="m7400 7450c-1273 0-1060 926-1266 1487s-829 755-829-415" svg:viewBox="0 0 2096 1932">
          <text:p/>
        </draw:connector>
        <draw:connector draw:style-name="gr2" draw:text-style-name="P4" draw:layer="layout" draw:type="curve" svg:x1="7.795cm" svg:y1="6.778cm" svg:x2="6.5cm" svg:y2="4.85cm" draw:start-shape="id3" draw:start-glue-point="5" draw:end-shape="id7" draw:end-glue-point="10" svg:d="m7795 6778c0-1286-431-1928-1295-1928" svg:viewBox="0 0 1296 1929">
          <text:p/>
        </draw:connector>
        <draw:connector draw:style-name="gr2" draw:text-style-name="P4" draw:layer="layout" draw:type="curve" svg:x1="8.75cm" svg:y1="6.5cm" svg:x2="8.65cm" svg:y2="5.4cm" draw:start-shape="id3" draw:start-glue-point="4" draw:end-shape="id8" draw:end-glue-point="8" svg:d="m8750 6500c0-823-100-274-100-1100" svg:viewBox="0 0 101 1101">
          <text:p/>
        </draw:connector>
        <draw:connector draw:style-name="gr2" draw:text-style-name="P4" draw:layer="layout" draw:type="curve" svg:x1="13.15cm" svg:y1="5cm" svg:x2="11.65cm" svg:y2="3.8cm" draw:start-shape="id2" draw:start-glue-point="4" draw:end-shape="id9" draw:end-glue-point="8" svg:d="m13150 5000c0-898-1500-299-1500-1200" svg:viewBox="0 0 1501 1201">
          <text:p/>
        </draw:connector>
        <draw:connector draw:style-name="gr2" draw:text-style-name="P4" draw:layer="layout" draw:type="curve" svg:x1="14.105cm" svg:y1="5.278cm" svg:x2="14.45cm" svg:y2="3.3cm" draw:start-shape="id2" draw:start-glue-point="11" draw:end-shape="id10" draw:end-glue-point="8" svg:d="m14105 5278c0-1690 345-702 345-1978" svg:viewBox="0 0 346 1979">
          <text:p/>
        </draw:connector>
        <draw:connector draw:style-name="gr2" draw:text-style-name="P4" draw:layer="layout" draw:type="curve" svg:x1="8.65cm" svg:y1="3.5cm" svg:x2="7.45cm" svg:y2="2.3cm" draw:start-shape="id8" draw:start-glue-point="4" draw:end-shape="id11" draw:end-glue-point="8" svg:d="m8650 3500c0-898-1200-299-1200-1200" svg:viewBox="0 0 1201 1201">
          <text:p/>
        </draw:connector>
        <draw:connector draw:style-name="gr2" draw:text-style-name="P4" draw:layer="layout" draw:type="curve" svg:x1="5.15cm" svg:y1="3.9cm" svg:x2="4.15cm" svg:y2="2.7cm" draw:start-shape="id7" draw:start-glue-point="4" draw:end-shape="id12" draw:end-glue-point="8" svg:d="m5150 3900c0-898-1000-299-1000-1200" svg:viewBox="0 0 1001 1201">
          <text:p/>
        </draw:connector>
        <draw:connector draw:style-name="gr2" draw:text-style-name="P4" draw:layer="layout" draw:type="curve" svg:x1="3.395cm" svg:y1="7.178cm" svg:x2="1.65cm" svg:y2="6.5cm" draw:start-shape="id6" draw:start-glue-point="5" draw:end-shape="id13" draw:end-glue-point="8" svg:d="m3395 7178c0-715-1745-377-1745-678" svg:viewBox="0 0 1746 679">
          <text:p/>
        </draw:connector>
        <draw:connector draw:style-name="gr2" draw:text-style-name="P4" draw:layer="layout" draw:type="curve" svg:x1="3cm" svg:y1="7.85cm" svg:x2="2.9cm" svg:y2="9.25cm" draw:start-shape="id6" draw:start-glue-point="6" draw:end-shape="id14" draw:end-glue-point="10" svg:d="m3000 7850c-73 0-24 1400-100 1400" svg:viewBox="0 0 101 1401">
          <text:p/>
        </draw:connector>
        <draw:connector draw:style-name="gr2" draw:text-style-name="P4" draw:layer="layout" draw:type="curve" svg:x1="17.45cm" svg:y1="5.7cm" svg:x2="17.55cm" svg:y2="3.4cm" draw:start-shape="id15" draw:start-glue-point="4" draw:end-shape="id16" draw:end-glue-point="8" svg:d="m17450 5700c0-1723 100-574 100-2300" svg:viewBox="0 0 101 2301">
          <text:p/>
        </draw:connector>
        <draw:custom-shape draw:style-name="gr1" draw:text-style-name="P1" xml:id="id19" draw:id="id19" draw:layer="layout" svg:width="2.7cm" svg:height="1.9cm" svg:x="23.3cm" svg:y="6.2cm">
          <text:p text:style-name="P1">Basados en la </text:p>
          <text:p text:style-name="P1">distribución del</text:p>
          <text:p text:style-name="P1">contenido dentro </text:p>
          <text:p text:style-name="P1">de la págin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2.7cm" svg:height="1.9cm" svg:x="26cm" svg:y="3.2cm">
          <text:p text:style-name="P1">LLA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2.7cm" svg:height="1.9cm" svg:x="20.4cm" svg:y="1cm">
          <text:p text:style-name="P1">Augerea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2.7cm" svg:height="1.9cm" svg:x="23.4cm" svg:y="1.7cm">
          <text:p text:style-name="P1">HotPap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4" draw:layer="layout" draw:type="curve" svg:x1="21.25cm" svg:y1="6.7cm" svg:x2="22.05cm" svg:y2="5.4cm" draw:start-shape="id17" draw:start-glue-point="4" draw:end-shape="id18" draw:end-glue-point="8" svg:d="m21250 6700c0-973 800-324 800-1300" svg:viewBox="0 0 801 1301">
          <text:p/>
        </draw:connector>
        <draw:connector draw:style-name="gr2" draw:text-style-name="P4" draw:layer="layout" draw:type="curve" svg:x1="22.6cm" svg:y1="7.65cm" svg:x2="23.3cm" svg:y2="7.15cm" draw:start-shape="id17" draw:start-glue-point="10" draw:end-shape="id19" draw:end-glue-point="6" svg:d="m22600 7650c832 0 483-500 700-500" svg:viewBox="0 0 701 501">
          <text:p/>
        </draw:connector>
        <draw:connector draw:style-name="gr2" draw:text-style-name="P4" draw:layer="layout" draw:type="curve" svg:x1="22.05cm" svg:y1="3.5cm" svg:x2="21.75cm" svg:y2="2.9cm" draw:start-shape="id18" draw:start-glue-point="4" draw:end-shape="id20" draw:end-glue-point="8" svg:d="m22050 3500c0-448-300-149-300-600" svg:viewBox="0 0 301 601">
          <text:p/>
        </draw:connector>
        <draw:connector draw:style-name="gr2" draw:text-style-name="P4" draw:layer="layout" draw:type="curve" svg:x1="24.65cm" svg:y1="6.2cm" svg:x2="24.75cm" svg:y2="3.6cm" draw:start-shape="id19" draw:start-glue-point="4" draw:end-shape="id21" draw:end-glue-point="8" svg:d="m24650 6200c0-1948 100-649 100-2600" svg:viewBox="0 0 101 2601">
          <text:p/>
        </draw:connector>
        <draw:connector draw:style-name="gr2" draw:text-style-name="P4" draw:layer="layout" draw:type="curve" svg:x1="26cm" svg:y1="7.15cm" svg:x2="27.35cm" svg:y2="5.1cm" draw:start-shape="id19" draw:start-glue-point="10" draw:end-shape="id22" draw:end-glue-point="8" svg:d="m26000 7150c900 0 1350-683 1350-2050" svg:viewBox="0 0 1351 2051">
          <text:p/>
        </draw:connector>
        <draw:connector draw:style-name="gr2" draw:text-style-name="P4" draw:layer="layout" draw:type="curve" svg:x1="18.65cm" svg:y1="14.8cm" svg:x2="18.75cm" svg:y2="17.3cm" draw:start-shape="id23" draw:start-glue-point="8" draw:end-shape="id24" svg:d="m18650 14800c0 1876 100 627 100 2500" svg:viewBox="0 0 101 2501">
          <text:p/>
        </draw:connector>
        <draw:connector draw:style-name="gr2" draw:text-style-name="P4" draw:layer="layout" draw:type="curve" svg:x1="19.605cm" svg:y1="14.522cm" svg:x2="23.15cm" svg:y2="17.3cm" draw:start-shape="id23" draw:start-glue-point="9" draw:end-shape="id25" draw:end-glue-point="4" svg:d="m19605 14522c0 2293 3545 905 3545 2778" svg:viewBox="0 0 3546 2779">
          <text:p/>
        </draw:connector>
        <draw:connector draw:style-name="gr2" draw:text-style-name="P4" draw:layer="layout" draw:type="curve" svg:x1="20cm" svg:y1="13.85cm" svg:x2="24.395cm" svg:y2="14.978cm" draw:start-shape="id23" draw:start-glue-point="10" draw:end-shape="id26" draw:end-glue-point="5" svg:d="m20000 13850c2930 0 4395 376 4395 1128" svg:viewBox="0 0 4396 1129">
          <text:p/>
        </draw:connector>
        <draw:connector draw:style-name="gr2" draw:text-style-name="P4" draw:layer="layout" draw:type="curve" svg:x1="19.605cm" svg:y1="13.178cm" svg:x2="24.3cm" svg:y2="12.75cm" draw:start-shape="id23" draw:start-glue-point="11" draw:end-shape="id27" draw:end-glue-point="6" svg:d="m19605 13178c0-1168 1273-973 1641-788s-169 360 3054 360" svg:viewBox="0 0 4696 929">
          <text:p/>
        </draw:connector>
        <draw:connector draw:style-name="gr2" draw:text-style-name="P4" draw:layer="layout" draw:type="curve" svg:x1="17.3cm" svg:y1="13.85cm" svg:x2="16.005cm" svg:y2="12.022cm" draw:start-shape="id23" draw:end-shape="id28" draw:end-glue-point="9" svg:d="m17300 13850c-864 0-1295-609-1295-1828" svg:viewBox="0 0 1296 1829">
          <text:p/>
        </draw:connector>
        <draw:connector draw:style-name="gr2" draw:text-style-name="P4" draw:layer="layout" draw:type="curve" svg:x1="16.4cm" svg:y1="11.35cm" svg:x2="19.6cm" svg:y2="10.25cm" draw:start-shape="id28" draw:start-glue-point="10" draw:end-shape="id29" draw:end-glue-point="6" svg:d="m16400 11350c2401 0 802-1100 3200-1100" svg:viewBox="0 0 3201 1101">
          <text:p/>
        </draw:connector>
        <draw:connector draw:style-name="gr2" draw:text-style-name="P4" draw:layer="layout" draw:type="curve" svg:x1="15.05cm" svg:y1="10.4cm" svg:x2="17.45cm" svg:y2="7.6cm" draw:start-shape="id28" draw:start-glue-point="4" draw:end-shape="id15" draw:end-glue-point="8" svg:d="m15050 10400c0-2098 2400-699 2400-2800" svg:viewBox="0 0 2401 2801">
          <text:p/>
        </draw:connector>
        <draw:connector draw:style-name="gr2" draw:text-style-name="P4" draw:layer="layout" draw:type="curve" svg:x1="14.095cm" svg:y1="10.678cm" svg:x2="13.405cm" svg:y2="9.222cm" draw:start-shape="id28" draw:start-glue-point="5" draw:end-shape="id1" draw:end-glue-point="9" svg:d="m14095 10678c0-1090-690-363-690-1456" svg:viewBox="0 0 691 1457">
          <text:p/>
        </draw:connector>
        <draw:connector draw:style-name="gr2" draw:text-style-name="P4" draw:layer="layout" draw:type="curve" svg:x1="11.95cm" svg:y1="12.9cm" svg:x2="13.7cm" svg:y2="11.35cm" draw:start-shape="id30" draw:start-glue-point="4" draw:end-shape="id28" draw:end-glue-point="6" svg:d="m11950 12900c0-1034 583-1550 1750-1550" svg:viewBox="0 0 1751 1551">
          <text:p/>
        </draw:connector>
        <draw:connector draw:style-name="gr2" draw:text-style-name="P4" draw:layer="layout" draw:type="curve" svg:x1="12.905cm" svg:y1="14.522cm" svg:x2="13.75cm" svg:y2="17.1cm" draw:start-shape="id30" draw:start-glue-point="9" draw:end-shape="id31" draw:end-glue-point="4" svg:d="m12905 14522c0 2143 845 855 845 2578" svg:viewBox="0 0 846 2579">
          <text:p/>
        </draw:connector>
        <draw:connector draw:style-name="gr2" draw:text-style-name="P4" draw:layer="layout" draw:type="curve" svg:x1="11.95cm" svg:y1="14.8cm" svg:x2="8.55cm" svg:y2="17.5cm" draw:start-shape="id30" draw:start-glue-point="8" draw:end-shape="id32" draw:end-glue-point="4" svg:d="m11950 14800c0 2026-3400 677-3400 2700" svg:viewBox="0 0 3401 2701">
          <text:p/>
        </draw:connector>
        <draw:connector draw:style-name="gr2" draw:text-style-name="P4" draw:layer="layout" draw:type="curve" svg:x1="10.995cm" svg:y1="14.522cm" svg:x2="6.105cm" svg:y2="15.778cm" draw:start-shape="id30" draw:start-glue-point="7" draw:end-shape="id33" draw:end-glue-point="11" svg:d="m10995 14522c0 1170-2444 781-2444 629s-2446-541-2446 627" svg:viewBox="0 0 4891 1257">
          <text:p/>
        </draw:connector>
        <draw:connector draw:style-name="gr2" draw:text-style-name="P4" draw:layer="layout" draw:type="curve" svg:x1="10.6cm" svg:y1="13.85cm" svg:x2="6.2cm" svg:y2="14.05cm" draw:start-shape="id30" draw:start-glue-point="6" draw:end-shape="id34" draw:end-glue-point="10" svg:d="m10600 13850c-3298 0-1099 200-4400 200" svg:viewBox="0 0 4401 201">
          <text:p/>
        </draw:connector>
        <draw:connector draw:style-name="gr2" draw:text-style-name="P4" draw:layer="layout" draw:type="curve" svg:x1="20.295cm" svg:y1="8.322cm" svg:x2="16.005cm" svg:y2="10.678cm" draw:start-shape="id17" draw:start-glue-point="7" draw:end-shape="id28" draw:end-glue-point="11" svg:d="m20295 8322c0 1768-4290 591-4290 2356" svg:viewBox="0 0 4291 23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4T23:51:05.810407170</meta:creation-date>
    <dc:date>2014-08-25T00:35:40.753488259</dc:date>
    <meta:editing-duration>PT13M24S</meta:editing-duration>
    <meta:editing-cycles>1</meta:editing-cycles>
    <meta:document-statistic meta:object-count="67"/>
    <meta:generator>LibreOffice/4.1.3.2$Linux_X86_64 LibreOffice_project/410m0$Build-2</meta:generator>
  </office:meta>
</office:document-meta>
</file>